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255084996381475632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4938845778057936173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865361376914083085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3T15:29:06.18</dc:date>
    <dc:creator>James Lombardi</dc:creator>
    <meta:editing-duration>PT21H2M10S</meta:editing-duration>
    <meta:editing-cycles>102</meta:editing-cycles>
    <meta:document-statistic meta:table-count="0" meta:image-count="0" meta:object-count="0" meta:page-count="11" meta:paragraph-count="345" meta:word-count="3727" meta:character-count="18931"/>
  </office:meta>
</office:document-meta>
</file>